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0000000057D0000036F39935FC2AA0D025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24cm, 3.186cm, 1.371cm, 1.597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876cm" svg:height="14.64cm" svg:x="2.294cm" svg:y="0.154cm">
          <draw:image xlink:href="Pictures/100000000000057D0000036F39935FC2AA0D025D.png" xlink:type="simple" xlink:show="embed" xlink:actuate="onLoad">
            <text:p/>
          </draw:image>
        </draw:frame>
        <draw:frame draw:style-name="gr2" draw:text-style-name="P2" draw:layer="layout" svg:width="17.018cm" svg:height="0.839cm" svg:x="8.528cm" svg:y="14.694cm">
          <draw:text-box>
            <text:p><text:span text:style-name="T1">extrapolated x position at target point [mm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5-06-12T12:49:59.109885501</meta:creation-date>
    <dc:date>2025-06-12T12:52:29.465147829</dc:date>
    <meta:editing-duration>PT2M31S</meta:editing-duration>
    <meta:editing-cycles>1</meta:editing-cycles>
    <meta:document-statistic meta:object-count="25"/>
    <meta:generator>LibreOffice/6.0.7.3$Linux_X86_64 LibreOffice_project/00m0$Build-3</meta:generator>
  </office:meta>
</office:document-meta>
</file>